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 style:master-page-name="First_20_Page">
      <style:table-properties style:width="19.001cm" style:page-number="auto" table:align="margins" style:writing-mode="lr-tb"/>
    </style:style>
    <style:style style:name="Table4.A" style:family="table-column">
      <style:table-column-properties style:column-width="11.728cm" style:rel-column-width="40453*"/>
    </style:style>
    <style:style style:name="Table4.B" style:family="table-column">
      <style:table-column-properties style:column-width="7.273cm" style:rel-column-width="25082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14.131cm" style:rel-column-width="48737*"/>
    </style:style>
    <style:style style:name="Table1.B" style:family="table-column">
      <style:table-column-properties style:column-width="4.87cm" style:rel-column-width="1679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 style:writing-mode="lr-tb"/>
    </style:style>
    <style:style style:name="Table3.A" style:family="table-column">
      <style:table-column-properties style:column-width="13.404cm" style:rel-column-width="46232*"/>
    </style:style>
    <style:style style:name="Table3.B" style:family="table-column">
      <style:table-column-properties style:column-width="3.602cm" style:rel-column-width="12425*"/>
    </style:style>
    <style:style style:name="Table3.C" style:family="table-column">
      <style:table-column-properties style:column-width="1.995cm" style:rel-column-width="6878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end" style:justify-single-word="false"/>
      <style:text-properties fo:font-size="9pt" officeooo:paragraph-rsid="00442c31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font-size="9pt" officeooo:paragraph-rsid="004ee9f8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officeooo:rsid="00442c31" officeooo:paragraph-rsid="00442c31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fo:font-size="9pt" fo:font-weight="bold" officeooo:rsid="00442c31" officeooo:paragraph-rsid="00442c31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2cec8"/>
    </style:style>
    <style:style style:name="P10" style:family="paragraph" style:parent-style-name="Standard">
      <style:paragraph-properties fo:text-align="start" style:justify-single-word="false"/>
      <style:text-properties officeooo:paragraph-rsid="00442c31"/>
    </style:style>
    <style:style style:name="P11" style:family="paragraph" style:parent-style-name="Table_20_Contents">
      <style:text-properties fo:font-size="9pt" officeooo:rsid="00442c31" style:font-size-asian="9pt" style:font-size-complex="9pt"/>
    </style:style>
    <style:style style:name="P12" style:family="paragraph" style:parent-style-name="Table_20_Contents">
      <style:text-properties fo:font-size="9pt" officeooo:rsid="00442c31" officeooo:paragraph-rsid="00442c3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4" style:family="paragraph" style:parent-style-name="Table_20_Contents">
      <style:text-properties fo:font-size="9pt" officeooo:rsid="004f490b" officeooo:paragraph-rsid="004ee9f8" style:font-size-asian="9pt" style:font-size-complex="9pt"/>
    </style:style>
    <style:style style:name="P15" style:family="paragraph" style:parent-style-name="Table_20_Contents">
      <style:text-properties fo:font-size="9pt" fo:font-weight="normal" officeooo:rsid="00442c31" officeooo:paragraph-rsid="0044e5d8" style:font-size-asian="9pt" style:font-weight-asian="normal" style:font-size-complex="9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9pt" officeooo:rsid="00442c31" officeooo:paragraph-rsid="00566aed" style:font-size-asian="9pt" style:font-size-complex="9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9pt" officeooo:rsid="0046ca84" officeooo:paragraph-rsid="0046ca84" style:font-size-asian="9pt" style:font-size-complex="9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9pt" officeooo:rsid="0046ca84" officeooo:paragraph-rsid="0052f15d" style:font-size-asian="9pt" style:font-size-complex="9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9pt" officeooo:rsid="0046ca84" officeooo:paragraph-rsid="00566aed" style:font-size-asian="9pt" style:font-size-complex="9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9pt" officeooo:rsid="0047a050" officeooo:paragraph-rsid="0047a050" style:font-size-asian="9pt" style:font-size-complex="9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9pt" officeooo:rsid="0047a050" officeooo:paragraph-rsid="00480b46" style:font-size-asian="9pt" style:font-size-complex="9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9pt" officeooo:rsid="0047a050" officeooo:paragraph-rsid="00566aed" style:font-size-asian="9pt" style:font-size-complex="9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9pt" officeooo:rsid="00494372" officeooo:paragraph-rsid="00494372" style:font-size-asian="9pt" style:font-size-complex="9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9pt" officeooo:rsid="00494372" officeooo:paragraph-rsid="00566aed" style:font-size-asian="9pt" style:font-size-complex="9pt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9pt" officeooo:rsid="004cf936" officeooo:paragraph-rsid="004cf936" style:font-size-asian="9pt" style:font-size-complex="9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9pt" officeooo:rsid="004cf936" officeooo:paragraph-rsid="00566aed" style:font-size-asian="9pt" style:font-size-complex="9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9pt" officeooo:rsid="0055fd12" officeooo:paragraph-rsid="0055fd12" style:font-size-asian="9pt" style:font-size-complex="9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9pt" officeooo:rsid="0055fd12" officeooo:paragraph-rsid="00566aed" style:font-size-asian="9pt" style:font-size-complex="9pt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9pt" officeooo:rsid="021ae693" officeooo:paragraph-rsid="0046ca84" style:font-size-asian="9pt" style:font-size-complex="9pt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9pt" officeooo:rsid="021ae693" officeooo:paragraph-rsid="00566aed" style:font-size-asian="9pt" style:font-size-complex="9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9pt" officeooo:rsid="004b14ec" officeooo:paragraph-rsid="004b14ec" style:font-size-asian="9pt" style:font-size-complex="9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9pt" officeooo:rsid="004b14ec" officeooo:paragraph-rsid="00566aed" style:font-size-asian="9pt" style:font-size-complex="9pt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46ca84" officeooo:paragraph-rsid="0046ca84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46ca84" officeooo:paragraph-rsid="00566aed"/>
    </style:style>
    <style:style style:name="P37" style:family="paragraph" style:parent-style-name="Heading" style:master-page-name="First_20_Page">
      <style:paragraph-properties fo:margin-top="0cm" fo:margin-bottom="0cm" loext:contextual-spacing="false" fo:text-align="end" style:justify-single-word="false" style:page-number="auto"/>
      <style:text-properties officeooo:rsid="00442c31" officeooo:paragraph-rsid="00442c31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a050" style:font-weight-asian="bold" style:font-weight-complex="bold"/>
    </style:style>
    <style:style style:name="T12" style:family="text">
      <style:text-properties fo:font-weight="bold" officeooo:rsid="004f490b" style:font-weight-asian="bold" style:font-weight-complex="bold"/>
    </style:style>
    <style:style style:name="T13" style:family="text">
      <style:text-properties fo:font-weight="bold" officeooo:rsid="004ee9f8" style:font-weight-asian="bold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218fbda" style:font-size-asian="9pt" style:font-size-complex="9pt"/>
    </style:style>
    <style:style style:name="T16" style:family="text">
      <style:text-properties fo:font-size="9pt" officeooo:rsid="005393b2" style:font-size-asian="9pt" style:font-size-complex="9pt"/>
    </style:style>
    <style:style style:name="T17" style:family="text">
      <style:text-properties fo:font-size="9pt" officeooo:rsid="0055fd12" style:font-size-asian="9pt" style:font-size-complex="9pt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weight="normal" officeooo:rsid="00442c31" style:font-size-asian="9pt" style:font-weight-asian="normal" style:font-size-complex="9pt" style:font-weight-complex="normal"/>
    </style:style>
    <style:style style:name="T20" style:family="text">
      <style:text-properties officeooo:rsid="0046ca84"/>
    </style:style>
    <style:style style:name="T21" style:family="text">
      <style:text-properties officeooo:rsid="021bebbe"/>
    </style:style>
    <style:style style:name="T22" style:family="text">
      <style:text-properties officeooo:rsid="00480b46"/>
    </style:style>
    <style:style style:name="T23" style:family="text">
      <style:text-properties officeooo:rsid="00494372"/>
    </style:style>
    <style:style style:name="T24" style:family="text">
      <style:text-properties officeooo:rsid="0049cc23"/>
    </style:style>
    <style:style style:name="T25" style:family="text">
      <style:text-properties officeooo:rsid="0052f15d"/>
    </style:style>
    <style:style style:name="T26" style:family="text">
      <style:text-properties officeooo:rsid="0055fd12"/>
    </style:style>
    <style:style style:name="T27" style:family="text">
      <style:text-properties officeooo:rsid="0051db33"/>
    </style:style>
    <style:style style:name="T28" style:family="text">
      <style:text-properties fo:color="#000000" style:font-name="Liberation Sans" fo:language="cs" fo:country="CZ" style:font-name-asian="Times New Roman" style:font-name-complex="Times New Roman" style:language-complex="ar" style:country-complex="SA"/>
    </style:style>
    <style:style style:name="T29" style:family="text">
      <style:text-properties fo:color="#000000" style:font-name="Liberation Sans" fo:language="cs" fo:country="CZ" officeooo:rsid="0051db33" style:font-name-asian="Times New Roman" style:font-name-complex="Times New Roman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Zápis jednání</text:p>
          </table:table-cell>
          <table:table-cell table:style-name="Table4.A1" office:value-type="string">
            <text:p text:style-name="P5">Místo: <text:span text:style-name="T10">Jihlava </text:span><text:span text:style-name="T13">| </text:span><text:span text:style-name="T12">Žižkova 1882/57</text:span></text:p>
            <text:p text:style-name="P4">Termín: <text:span text:style-name="T10">2017/01/31 12:00-14:00</text:span></text:p>
            <text:p text:style-name="P6"><text:span text:style-name="T9">Příští termín:</text:span><text:span text:style-name="T10"> nebyl stanoven</text:span>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iniciátor: <text:span text:style-name="T10">Otevřená města, z. s.</text:span></text:p>
          </table:table-cell>
          <table:table-cell table:style-name="Table1.A1" office:value-type="string">
            <text:p text:style-name="P13">forma: <text:span text:style-name="T10">osobní schůzka</text:span></text:p>
          </table:table-cell>
        </table:table-row>
        <table:table-row>
          <table:table-cell table:style-name="Table1.A1" office:value-type="string">
            <text:p text:style-name="P12">organizátor: <text:span text:style-name="T10">BISON/Kraj Vysočina </text:span><text:span text:style-name="T11">(KV)</text:span></text:p>
          </table:table-cell>
          <table:table-cell table:style-name="Table1.A1" office:value-type="string">
            <text:p text:style-name="P12">zápis: <text:span text:style-name="T10">Ladislav Nešněra</text:span></text:p>
          </table:table-cell>
        </table:table-row>
        <table:table-row>
          <table:table-cell table:style-name="Table1.A1" office:value-type="string">
            <text:p text:style-name="P12">účastníci druhá strana:</text:p>
          </table:table-cell>
          <table:table-cell table:style-name="Table1.A1" office:value-type="string">
            <text:p text:style-name="P12">naše strana:</text:p>
          </table:table-cell>
        </table:table-row>
        <table:table-row>
          <table:table-cell table:style-name="Table1.A1" office:value-type="string">
            <text:p text:style-name="P14">Petr PAVLINEC | vedoucí odboru odbor informatiky | <text:a xlink:type="simple" xlink:href="mailto:pavlinec.p@kr-vysocina.cz" text:style-name="Internet_20_link" text:visited-style-name="Visited_20_Internet_20_Link">pavlinec.p@kr-vysocina.cz</text:a> | +420 724 650 102</text:p>
            <text:p text:style-name="P14">Martin HADRAVA | odbor analýz a podpory řízení | <text:a xlink:type="simple" xlink:href="mailto:hadrava.m@kr-vysocina.cz" text:style-name="Internet_20_link" text:visited-style-name="Visited_20_Internet_20_Link">hadrava.m@kr-vysocina.cz</text:a> | +420 724 650 289</text:p>
          </table:table-cell>
          <table:table-cell table:style-name="Table1.A1" office:value-type="string">
            <text:p text:style-name="P12">Ladislav Nešněra</text:p>
          </table:table-cell>
        </table:table-row>
      </table:table>
      <text:p text:style-name="P9"><text:span text:style-name="Strong_20_Emphasis"><text:span text:style-name="T18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Strong_20_Emphasis"><text:span text:style-name="T19">agenda:</text:span></text:span></text:p>
          </table:table-cell>
        </table:table-row>
        <table:table-row>
          <table:table-cell table:style-name="Table2.A1" office:value-type="string">
            <text:list xml:id="list2859667985467394700" text:style-name="L3">
              <text:list-item>
                <text:p text:style-name="P18"><text:span text:style-name="T27">v</text:span>zájemné představení spolků tj. BISON a Otevřená města</text:p>
              </text:list-item>
              <text:list-item>
                <text:p text:style-name="P18"><text:span text:style-name="T26">seznámení s </text:span>registr<text:span text:style-name="T26">em</text:span> smluv <text:span text:style-name="T20">spolku BISON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7">zápis:</text:p>
          </table:table-cell>
        </table:table-row>
        <table:table-row>
          <table:table-cell table:style-name="Table2.A1" office:value-type="string">
            <text:list xml:id="list175514678619112" text:continue-numbering="true" text:style-name="L3">
              <text:list-item>
                <text:p text:style-name="P21">krátce představena Otevřená města, jejich cíle a fungování</text:p>
              </text:list-item>
              <text:list-item>
                <text:p text:style-name="P21">představení spolku BISON <text:span text:style-name="T25">(Spolek pro budování a implementaci sdílených opensource nástrojů, z. s.)</text:span></text:p>
                <text:list>
                  <text:list-item>
                    <text:p text:style-name="P24">po vzniku KV <text:span text:style-name="T22">(2001) </text:span>byl hejtmanem <text:a xlink:type="simple" xlink:href="https://cs.wikipedia.org/wiki/František_Dohnal_(politik)" text:style-name="Internet_20_link" text:visited-style-name="Visited_20_Internet_20_Link">František Dohnal</text:a>, který co by informatik upřednostnil vlastní vývoj <text:span text:style-name="T23">SW pokrývajícího agendu samosprávného fungování (nikoliv přeneseného) </text:span>před dodavatelským modelem, navíc jako otevřený SW. <text:span text:style-name="T23">Rozsahem se snaží o agendu krajského úřadu a jeho „zřízenek“ (moc pěkný pojem ;))</text:span></text:p>
                  </text:list-item>
                  <text:list-item>
                    <text:p text:style-name="P24">hledaly se cesty, jak <text:span text:style-name="T22">vytvořené </text:span>produkty dostat k uživatelům (primárně krajům), neboť <text:span text:style-name="T22">i přes projevený zájem (na Portál příspěvkových organizací se bylo podívat 12 ze 14 krajů) </text:span>pouhé nabídnutí kódu nepostačovalo. Poptávka byla po implementaci, přizpůsobení i uživatelské podpoře</text:p>
                  </text:list-item>
                  <text:list-item>
                    <text:p text:style-name="P24">v rámci kraje se nenašlo schůdné řešení pro výše uvedené, nejvýhodnějším variantou bylo založení spolku</text:p>
                  </text:list-item>
                  <text:list-item>
                    <text:p text:style-name="P24">podmínky pro zápis do rejstříku jsou splněny, aktuálně běží odvolací lhůta. <text:span text:style-name="T22">Členy jsou KV, Zlínský kraj a Nové Město na Moravě (NMNM) (Občanský zákoník neumožňuje vytvořit spolek pouze z krajů :)). Více viz. </text:span><text:a xlink:type="simple" xlink:href="http://extranet.kr-vysocina.cz/samosprava/index.php?akce=rada_materialy_detail&amp;id=28881" text:style-name="Internet_20_link" text:visited-style-name="Visited_20_Internet_20_Link"><text:span text:style-name="T22">materiál do rady KV</text:span></text:a></text:p>
                  </text:list-item>
                  <text:list-item>
                    <text:p text:style-name="P26">vzhledem k této rané fázi nepadlo definitivní rozhodnutí o licenci, pravidlech nakládání či poskytování, finančních otázkách, <text:span text:style-name="T24">možnostech pro členy a nečleny, ..</text:span></text:p>
                  </text:list-item>
                  <text:list-item>
                    <text:p text:style-name="P28">již funguje info@spolek-bison.cz</text:p>
                  </text:list-item>
                </text:list>
              </text:list-item>
              <text:list-item>
                <text:p text:style-name="P21">představení produktu „Evidence smluv“</text:p>
                <text:list>
                  <text:list-item>
                    <text:p text:style-name="P30">předvedena základní funkčnost a uživatelské rozhraní</text:p>
                  </text:list-item>
                  <text:list-item>
                    <text:p text:style-name="P36"><text:span text:style-name="T17">upřesnění s ohledem na </text:span><text:span text:style-name="T14">parametr</text:span><text:span text:style-name="T17">y očekávanými/zamýšlenými spolkem OM</text:span><text:span text:style-name="T14"> (</text:span><text:span text:style-name="T17">kladené otázky byly </text:span><text:span text:style-name="T14">souhrn</text:span><text:span text:style-name="T17">em</text:span><text:span text:style-name="T14"> z dokumentů </text:span><text:a xlink:type="simple" xlink:href="https://docs.google.com/document/d/1R9yExUEIJUapkPB5tSB5DeczBc8RiBTn9fvlBj-QSVc/edit" text:style-name="Internet_20_link" text:visited-style-name="Visited_20_Internet_20_Link"><text:span text:style-name="T15">Standard a architektura v1.13</text:span></text:a><text:span text:style-name="T15">, </text:span><text:a xlink:type="simple" xlink:href="https://docs.google.com/document/d/135ioix2-zJeH3bBnvk7F5eOE2_t5PG0iH6DMf75ncg0/edit#" text:style-name="Internet_20_link" text:visited-style-name="Visited_20_Internet_20_Link"><text:span text:style-name="T15">Projektový návrh</text:span></text:a><text:span text:style-name="T15"> </text:span><text:span text:style-name="T14">a </text:span><text:a xlink:type="simple" xlink:href="http://ukoly.openalt.org/issues/3933#note-8" text:style-name="Internet_20_link" text:visited-style-name="Visited_20_Internet_20_Link"><text:span text:style-name="T16">za</text:span></text:a><text:a xlink:type="simple" xlink:href="http://ukoly.openalt.org/issues/3933#note-8" text:style-name="Internet_20_link" text:visited-style-name="Visited_20_Internet_20_Link"><text:span text:style-name="T15">dán</text:span></text:a><text:a xlink:type="simple" xlink:href="http://ukoly.openalt.org/issues/3933#note-8" text:style-name="Internet_20_link" text:visited-style-name="Visited_20_Internet_20_Link"><text:span text:style-name="T14">í </text:span></text:a><text:a xlink:type="simple" xlink:href="http://ukoly.openalt.org/issues/3933#note-8" text:style-name="Internet_20_link" text:visited-style-name="Visited_20_Internet_20_Link"><text:span text:style-name="T17">v </text:span></text:a><text:a xlink:type="simple" xlink:href="http://ukoly.openalt.org/issues/3933#note-8" text:style-name="Internet_20_link" text:visited-style-name="Visited_20_Internet_20_Link"><text:span text:style-name="T14">RM</text:span></text:a><text:span text:style-name="T14">)</text:span></text:p>
                  </text:list-item>
                  <text:list-item>
                    <text:p text:style-name="P32"><text:span text:style-name="T20">a</text:span>ktuálně implementováno v <text:span text:style-name="T21">KV </text:span>a nově v <text:span text:style-name="T22">NMNM</text:span></text:p>
                  </text:list-item>
                  <text:list-item>
                    <text:p text:style-name="P21">v tuto chvíli systém není primárně míně jako publikační (pro veřejnost) neb tuto roli převzal státní registr smluv (RS), ale KV zveřejňovala smlouvy na webu již od svého vzniku = není problém se k této praxi vrátit a definovat si vlastní rozsah publikovaných dat.</text:p>
                  </text:list-item>
                  <text:list-item>
                    <text:p text:style-name="P21">pracovníci KV byli testery <text:span text:style-name="T26">RS </text:span>(perlička - běžel <text:span text:style-name="T26">na HW </text:span>v sousední místnosti)</text:p>
                  </text:list-item>
                </text:list>
              </text:list-item>
              <text:list-item>
                <text:p text:style-name="P34">zmíněna platforma Portál příspěvkových organizací</text:p>
                <text:list>
                  <text:list-item>
                    <text:p text:style-name="P34">obecnější modulární produkt pokrývajíc agendu mezi krajem a „zřízenkou“</text:p>
                  </text:list-item>
                  <text:list-item>
                    <text:p text:style-name="P28">evidence smluv je nejstarším z nich</text:p>
                  </text:list-item>
                  <text:list-item>
                    <text:p text:style-name="P34">má vlastní IDM schopné interakce s AD (včetně zřízenek)</text:p>
                  </text:list-item>
                </text:list>
              </text:list-item>
              <text:list-item>
                <text:p text:style-name="P28">bylo krátce probíráno fungování krajů</text:p>
                <text:list>
                  <text:list-item>
                    <text:p text:style-name="P28">významná je <text:a xlink:type="simple" xlink:href="https://cs.wikipedia.org/wiki/Asociace_krajů_České_republiky" text:style-name="Internet_20_link" text:visited-style-name="Visited_20_Internet_20_Link">Asociace krajů ČR</text:a>, která zavedla mnohé standardy (např. každý kraj je vybaven videokonferenční místností). Jako kontakt tímto směrem doporučen Jan Forbelský</text:p>
                  </text:list-item>
                  <text:list-item>
                    <text:p text:style-name="P28">je běžné, že kraje nemají své vlastní ICT oddělení, často dokonce ani kapitolu v rozpočtu</text:p>
                  </text:list-item>
                </text:list>
              </text:list-item>
            </text:list>
          </table:table-cell>
        </table:table-row>
      </table:table>
      <text:p text:style-name="P9"><text:span text:style-name="Strong_20_Emphasis"><text:span text:style-name="T18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úkol</text:p>
          </table:table-cell>
          <table:table-cell table:style-name="Table3.A1" office:value-type="string">
            <text:p text:style-name="P12">odpovědnost</text:p>
          </table:table-cell>
          <table:table-cell table:style-name="Table3.A1" office:value-type="string">
            <text:p text:style-name="P11">termín</text:p>
          </table:table-cell>
        </table:table-row>
        <table:table-row>
          <table:table-cell table:style-name="Table3.A1" office:value-type="string">
            <text:p text:style-name="P12">-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2">-</text:p>
          </table:table-cell>
        </table:table-row>
      </table:table>
      <text:p text:style-name="P9"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08T17:55:12.706848077</dc:date>
    <meta:editing-cycles>91</meta:editing-cycles>
    <meta:editing-duration>P25DT13H58M35S</meta:editing-duration>
    <meta:generator>LibreOffice/5.1.6.2.0$Linux_x86 LibreOffice_project/10$Build-2</meta:generator>
    <dc:creator>Ladislav Nešněra</dc:creator>
    <meta:document-statistic meta:table-count="4" meta:image-count="0" meta:object-count="0" meta:page-count="1" meta:paragraph-count="46" meta:word-count="479" meta:character-count="3145" meta:non-whitespace-character-count="2733"/>
    <meta:user-defined meta:name="Informace 1"/>
    <meta:user-defined meta:name="Informace 2"/>
    <meta:user-defined meta:name="Informace 3"/>
    <meta:user-defined meta:name="Informace 4"/>
  </office:meta>
</office:document-meta>
</file>